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T2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4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5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6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T7" style:parent-style-name="預設段落字型" style:family="text">
      <style:text-properties style:font-name="標楷體" style:font-name-asian="標楷體" fo:font-size="20pt" style:font-size-asian="20pt" style:font-size-complex="20pt"/>
    </style:style>
    <style:style style:name="P8" style:parent-style-name="內文" style:family="paragraph">
      <style:paragraph-properties style:line-height-at-least="0in" fo:margin-left="1.3118in" fo:text-indent="-1.3118in">
        <style:tab-stops/>
      </style:paragraph-properties>
    </style:style>
    <style:style style:name="T9" style:parent-style-name="預設段落字型" style:family="text">
      <style:text-properties style:font-name="標楷體" style:font-name-asian="標楷體"/>
    </style:style>
    <style:style style:name="T10" style:parent-style-name="預設段落字型" style:family="text">
      <style:text-properties style:font-name="標楷體" style:font-name-asian="標楷體"/>
    </style:style>
    <style:style style:name="T11" style:parent-style-name="預設段落字型" style:family="text">
      <style:text-properties style:font-name="標楷體" style:font-name-asian="標楷體"/>
    </style:style>
    <style:style style:name="P12" style:parent-style-name="內文" style:family="paragraph">
      <style:paragraph-properties style:line-height-at-least="0in"/>
      <style:text-properties style:font-name="標楷體" style:font-name-asian="標楷體" fo:font-size="16pt" style:font-size-asian="16pt" style:font-size-complex="16pt"/>
    </style:style>
    <style:style style:name="P13" style:parent-style-name="內文" style:family="paragraph">
      <style:paragraph-properties style:line-height-at-least="0in">
        <style:tab-stops>
          <style:tab-stop style:type="left" style:position="1.0833in"/>
        </style:tab-stops>
      </style:paragraph-properties>
    </style:style>
    <style:style style:name="T1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1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P18" style:parent-style-name="內文" style:family="paragraph">
      <style:paragraph-properties style:line-height-at-least="0in"/>
    </style:style>
    <style:style style:name="T1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0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2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2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P23" style:parent-style-name="內文" style:family="paragraph">
      <style:paragraph-properties style:line-height-at-least="0in" fo:text-indent="1.1111in"/>
    </style:style>
    <style:style style:name="T24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2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26" style:parent-style-name="內文" style:family="paragraph">
      <style:paragraph-properties style:line-height-at-least="0in"/>
    </style:style>
    <style:style style:name="T2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2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30" style:parent-style-name="內文" style:family="paragraph">
      <style:paragraph-properties style:line-height-at-least="0in" fo:margin-left="2.6569in" fo:text-indent="-2.6in">
        <style:tab-stops/>
      </style:paragraph-properties>
    </style:style>
    <style:style style:name="T31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2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4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5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6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7" style:parent-style-name="預設段落字型" style:family="text">
      <style:text-properties style:font-name="MS Gothic" style:font-name-asian="MS Gothic" fo:letter-spacing="-0.0138in" fo:font-size="16pt" style:font-size-asian="16pt" style:font-size-complex="16pt"/>
    </style:style>
    <style:style style:name="T38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3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0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4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43" style:parent-style-name="內文" style:family="paragraph">
      <style:paragraph-properties style:line-height-at-least="0in" fo:margin-left="2.0659in" fo:text-indent="-2.009in">
        <style:tab-stops/>
      </style:paragraph-properties>
    </style:style>
    <style:style style:name="T4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6" style:parent-style-name="預設段落字型" style:family="text">
      <style:text-properties style:font-name="標楷體" style:font-name-asian="標楷體" fo:letter-spacing="-0.0138in" fo:font-size="16pt" style:font-size-asian="16pt" style:font-size-complex="16pt"/>
    </style:style>
    <style:style style:name="T4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48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4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0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5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53" style:parent-style-name="內文" style:family="paragraph">
      <style:paragraph-properties style:line-height-at-least="0in" fo:margin-left="0.05in" fo:text-indent="0.6666in">
        <style:tab-stops/>
      </style:paragraph-properties>
    </style:style>
    <style:style style:name="T5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5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5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7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5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0" style:parent-style-name="內文" style:family="paragraph">
      <style:paragraph-properties style:line-height-at-least="0in" fo:margin-left="1.8611in" fo:margin-right="-0.2951in" fo:text-indent="-1.1111in">
        <style:tab-stops/>
      </style:paragraph-properties>
    </style:style>
    <style:style style:name="T6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2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6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4" style:parent-style-name="內文" style:family="paragraph">
      <style:paragraph-properties style:line-height-at-least="0in" fo:margin-left="1.8611in" fo:margin-right="-0.2951in" fo:text-indent="-1.1111in">
        <style:tab-stops/>
      </style:paragraph-properties>
    </style:style>
    <style:style style:name="T6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6" style:parent-style-name="預設段落字型" style:family="text">
      <style:text-properties style:font-name="MS Gothic" style:font-name-asian="MS Gothic" fo:font-size="16pt" style:font-size-asian="16pt" style:font-size-complex="16pt"/>
    </style:style>
    <style:style style:name="T6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8" style:parent-style-name="內文" style:family="paragraph">
      <style:paragraph-properties style:line-height-at-least="0in" fo:margin-left="1.0013in" fo:text-indent="-1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69" style:parent-style-name="內文" style:family="paragraph">
      <style:paragraph-properties style:line-height-at-least="0in" fo:margin-right="-0.1965in"/>
      <style:text-properties style:font-name="標楷體" style:font-name-asian="標楷體" fo:font-size="16pt" style:font-size-asian="16pt" style:font-size-complex="16pt"/>
    </style:style>
    <style:style style:name="P70" style:parent-style-name="內文" style:family="paragraph">
      <style:paragraph-properties style:line-height-at-least="0in"/>
      <style:text-properties style:font-name="標楷體" style:font-name-asian="標楷體" fo:font-size="16pt" style:font-size-asian="16pt" style:font-size-complex="16pt"/>
    </style:style>
    <style:style style:name="P71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2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3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74" style:parent-style-name="內文" style:list-style-name="LFO1" style:family="paragraph">
      <style:paragraph-properties fo:line-height="0.4166in"/>
    </style:style>
    <style:style style:name="T7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8" style:parent-style-name="預設段落字型" style:family="text">
      <style:text-properties style:font-name="標楷體" style:font-name-asian="標楷體"/>
    </style:style>
    <style:style style:name="T7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80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81" style:parent-style-name="內文" style:list-style-name="LFO1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82" style:parent-style-name="內文" style:family="paragraph">
      <style:paragraph-properties fo:line-height="0.4166in" fo:margin-left="0.5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83" style:parent-style-name="內文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TableColumn85" style:family="table-column">
      <style:table-column-properties style:column-width="0.4083in"/>
    </style:style>
    <style:style style:name="TableColumn86" style:family="table-column">
      <style:table-column-properties style:column-width="1.8027in"/>
    </style:style>
    <style:style style:name="TableColumn87" style:family="table-column">
      <style:table-column-properties style:column-width="1.8583in"/>
    </style:style>
    <style:style style:name="TableColumn88" style:family="table-column">
      <style:table-column-properties style:column-width="1.859in"/>
    </style:style>
    <style:style style:name="Table84" style:family="table">
      <style:table-properties style:width="5.9284in" fo:margin-left="0in" table:align="left"/>
    </style:style>
    <style:style style:name="TableRow89" style:family="table-row">
      <style:table-row-properties style:min-row-height="0.375in"/>
    </style:style>
    <style:style style:name="TableCell90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P92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P93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P94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TableCell95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TableCell97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98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TableCell99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P101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TableRow102" style:family="table-row">
      <style:table-row-properties style:min-row-height="0.7395in"/>
    </style:style>
    <style:style style:name="P103" style:parent-style-name="內文" style:family="paragraph">
      <style:paragraph-properties style:snap-to-layout-grid="false"/>
      <style:text-properties style:font-name="標楷體" style:font-name-asian="標楷體" fo:color="#808080" fo:font-size="14pt" style:font-size-asian="14pt" style:font-size-complex="14pt"/>
    </style:style>
    <style:style style:name="TableCell104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TableCell106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TableCell108" style:family="table-cell">
      <style:table-cell-properties fo:border="0.0069in solid #80808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style:snap-to-layout-grid="false" fo:text-align="center"/>
      <style:text-properties style:font-name="標楷體" style:font-name-asian="標楷體" fo:color="#808080" fo:font-size="14pt" style:font-size-asian="14pt" style:font-size-complex="14pt"/>
    </style:style>
    <style:style style:name="P110" style:parent-style-name="內文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111" style:parent-style-name="內文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112" style:parent-style-name="內文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113" style:parent-style-name="內文" style:family="paragraph">
      <style:paragraph-properties fo:line-height="0.4166in"/>
      <style:text-properties style:font-name="標楷體" style:font-name-asian="標楷體" fo:font-size="16pt" style:font-size-asian="16pt" style:font-size-complex="16pt"/>
    </style:style>
    <style:style style:name="P114" style:parent-style-name="內文" style:family="paragraph">
      <style:text-properties style:font-name="標楷體" style:font-name-asian="標楷體"/>
    </style:style>
    <style:style style:name="P115" style:parent-style-name="內文" style:family="paragraph">
      <style:text-properties style:font-name="標楷體" style:font-name-asian="標楷體"/>
    </style:style>
    <style:style style:name="T116" style:parent-style-name="預設段落字型" style:family="text">
      <style:text-properties style:font-name="標楷體" style:font-name-asian="標楷體"/>
    </style:style>
    <style:style style:name="T117" style:parent-style-name="預設段落字型" style:family="text">
      <style:text-properties style:font-name="標楷體" style:font-name-asian="標楷體"/>
    </style:style>
    <style:style style:name="T118" style:parent-style-name="預設段落字型" style:family="text">
      <style:text-properties style:font-name="標楷體" style:font-name-asian="標楷體"/>
    </style:style>
    <style:style style:name="T119" style:parent-style-name="預設段落字型" style:family="text">
      <style:text-properties style:font-name="標楷體" style:font-name-asian="標楷體"/>
    </style:style>
    <style:style style:name="T120" style:parent-style-name="預設段落字型" style:family="text">
      <style:text-properties style:font-name="標楷體" style:font-name-asian="標楷體"/>
    </style:style>
    <style:style style:name="T121" style:parent-style-name="預設段落字型" style:family="text">
      <style:text-properties style:font-name="標楷體" style:font-name-asian="標楷體"/>
    </style:style>
    <style:style style:name="T122" style:parent-style-name="預設段落字型" style:family="text">
      <style:text-properties style:font-name="標楷體" style:font-name-asian="標楷體"/>
    </style:style>
    <style:style style:name="T123" style:parent-style-name="預設段落字型" style:family="text">
      <style:text-properties style:font-name="標楷體" style:font-name-asian="標楷體"/>
    </style:style>
    <style:style style:name="T124" style:parent-style-name="預設段落字型" style:family="text">
      <style:text-properties style:font-name="標楷體" style:font-name-asian="標楷體"/>
    </style:style>
    <style:style style:name="T125" style:parent-style-name="預設段落字型" style:family="text">
      <style:text-properties style:font-name="標楷體" style:font-name-asian="標楷體"/>
    </style:style>
    <style:style style:family="graphic" style:name="a1">
      <style:graphic-properties style:wrap="run-through" style:run-through="foreground" draw:fill="none" draw:stroke="dash" draw:stroke-dash="a0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dash" draw:stroke-dash="a2" svg:stroke-width="0.01042in" svg:stroke-color="#000000" svg:stroke-opacity="100%" draw:stroke-linejoin="round" svg:stroke-linecap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line" svg:x1="-0.15556in" svg:y1="0.11667in" svg:x2="-0.15556in" svg:y2="9.86667in" draw:z-index="251659264" draw:id="id0" draw:style-name="a1" draw:name="直線接點 3" text:anchor-type="paragraph"><svg:title/><svg:desc/></draw:connector></text:span><text:span text:style-name="T3"><draw:connector draw:type="line" svg:x1="-0.15556in" svg:y1="0.11667in" svg:x2="-0.15556in" svg:y2="9.86667in" draw:z-index="251661312" draw:id="id1" draw:style-name="a3" draw:name="直線接點 2" text:anchor-type="paragraph"><svg:title/><svg:desc/></draw:connector></text:span><text:span text:style-name="T4">國防部國防採購室採購發包處</text:span><text:span text:style-name="T5"><text:s/></text:span><text:span text:style-name="T6">通知</text:span><text:span text:style-name="T7">單</text:span></text:p>
      <text:p text:style-name="P8"><text:span text:style-name="T9">密等及解密條件：</text:span><text:span text:style-name="T10">無</text:span><text:span text:style-name="T11"><text:s text:c="2"/></text:span></text:p>
      <text:p text:style-name="P12"/>
      <text:p text:style-name="P13"><text:span text:style-name="T14">通知單位：</text:span><text:span text:style-name="T15">☐</text:span><text:span text:style-name="T16">國防部</text:span><text:span text:style-name="T17">政風室</text:span></text:p>
      <text:p text:style-name="P18"><text:span text:style-name="T19"><text:s text:c="10"/></text:span><text:span text:style-name="T20">☐</text:span><text:span text:style-name="T21">國防部</text:span><text:span text:style-name="T22">主計室</text:span></text:p>
      <text:p text:style-name="P23"><text:span text:style-name="T24">☐</text:span><text:span text:style-name="T25">國防採購室(商綜處)</text:span></text:p>
      <text:p text:style-name="P26"><text:span text:style-name="T27">主辦單位電話及承辦人：</text:span><text:span text:style-name="T28">黃如舜</text:span><text:span text:style-name="T29">123456</text:span></text:p>
      <text:p text:style-name="P30"><text:span text:style-name="T31">附件：</text:span><text:span text:style-name="T32"><text:s/>1.</text:span><text:span text:style-name="T33">國防部</text:span><text:span text:style-name="T34">政風室</text:span><text:span text:style-name="T35">：</text:span><text:span text:style-name="T36"><text:s/></text:span><text:span text:style-name="T37">☐</text:span><text:span text:style-name="T38">投標須知</text:span><text:span text:style-name="T39"><text:s/></text:span><text:span text:style-name="T40">☐</text:span><text:span text:style-name="T41">招標文件</text:span><text:span text:style-name="T42"><text:s text:c="3"/>(乙份)</text:span></text:p>
      <text:p text:style-name="P43"><text:span text:style-name="T44"><text:s text:c="6"/></text:span><text:span text:style-name="T45">2.國防部</text:span><text:span text:style-name="T46">主計室</text:span><text:span text:style-name="T47">：</text:span><text:span text:style-name="T48">☐</text:span><text:span text:style-name="T49">投標須知</text:span><text:span text:style-name="T50">☐</text:span><text:span text:style-name="T51">招標文件</text:span><text:span text:style-name="T52"><text:s text:c="3"/>(乙份)</text:span></text:p>
      <text:p text:style-name="P53"><text:span text:style-name="T54">3.商綜處：</text:span><text:span text:style-name="T55">☐</text:span><text:span text:style-name="T56">投標須知</text:span><text:span text:style-name="T57">☐</text:span><text:span text:style-name="T58">招標文件</text:span><text:span text:style-name="T59">　(乙份)</text:span></text:p>
      <text:p text:style-name="P60"><text:span text:style-name="T61"><text:s text:c="10"/></text:span><text:span text:style-name="T62">☐</text:span><text:span text:style-name="T63">移案說明表、工作計畫核定文令及商情資料各乙份</text:span></text:p>
      <text:p text:style-name="P64"><text:span text:style-name="T65"><text:s text:c="10"/></text:span><text:span text:style-name="T66">☐</text:span><text:span text:style-name="T67">核定書影本及清單各乙份</text:span></text:p>
      <text:p text:style-name="P68">案情摘要：</text:p>
      <text:p text:style-name="P69"><text:s text:c="4"/>本室排定辦理開標案如下，請協助派員辦理底價訂定或監標作業。</text:p>
      <text:p text:style-name="P70"/>
      <text:list text:style-name="LFO1" text:continue-numbering="true">
        <text:list-item>
          <text:p text:style-name="P71">案 <text:s text:c="3"/>號：AG09010L010<text:s/></text:p>
        </text:list-item>
        <text:list-item>
          <text:p text:style-name="P72">購案名稱：</text:p>
        </text:list-item>
        <text:list-item>
          <text:p text:style-name="P73">招標方式：公開招標<text:s/>(第1次)</text:p>
        </text:list-item>
        <text:list-item>
          <text:p text:style-name="P74"><text:span text:style-name="T75">預算</text:span><text:span text:style-name="T76">金額：</text:span><text:span text:style-name="T77">新台幣</text:span><text:span text:style-name="T78"><text:s/></text:span><text:span text:style-name="T79">元整</text:span></text:p>
        </text:list-item>
        <text:list-item>
          <text:p text:style-name="P80">開標日期：109年01月08日上午6時</text:p>
        </text:list-item>
        <text:list-item>
          <text:p text:style-name="P81">開標地點：國防部武德樓1樓開標室</text:p>
        </text:list-item>
      </text:list>
      <text:p text:style-name="P82">擬辦：奉核後辦理分送事宜。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rows-spanned="2">
            <text:p text:style-name="P91">分</text:p>
            <text:p text:style-name="P92">送</text:p>
            <text:p text:style-name="P93">簽</text:p>
            <text:p text:style-name="P94">收</text:p>
          </table:table-cell>
          <table:table-cell table:style-name="TableCell95">
            <text:p text:style-name="P96">國防部政風室</text:p>
          </table:table-cell>
          <table:table-cell table:style-name="TableCell97">
            <text:p text:style-name="P98">國防部主計室</text:p>
          </table:table-cell>
          <table:table-cell table:style-name="TableCell99">
            <text:p text:style-name="P100">國防採購室</text:p>
            <text:p text:style-name="P101">(商綜處)</text:p>
          </table:table-cell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統一彙送</text:p>
          </table:table-cell>
          <table:table-cell table:style-name="TableCell106">
            <text:p text:style-name="P107">統一彙送</text:p>
          </table:table-cell>
          <table:table-cell table:style-name="TableCell108">
            <text:p text:style-name="P109"/>
          </table:table-cell>
        </table:table-row>
      </table:table>
      <text:p text:style-name="P110"/>
      <text:p text:style-name="P111"/>
      <text:p text:style-name="P112"/>
      <text:p text:style-name="P113"/>
      <text:p text:style-name="P114"><text:s text:c="4"/></text:p>
      <text:p text:style-name="P115"><text:s text:c="4"/></text:p>
      <text:soft-page-break/>
      <text:p text:style-name="內文"><text:span text:style-name="T116"><text:s text:c="3"/>本件</text:span><text:span text:style-name="T117">保存 <text:s text:c="3"/>年 <text:s/></text:span><text:span text:style-name="T118"><text:s text:c="3"/></text:span><text:span text:style-name="T119"><text:s/></text:span><text:span text:style-name="T120"><text:s text:c="4"/></text:span><text:span text:style-name="T121"><text:s text:c="2"/></text:span><text:span text:style-name="T122"><text:s text:c="6"/></text:span><text:span text:style-name="T123">縮影： <text:s text:c="16"/></text:span><text:span text:style-name="T124"><text:s text:c="6"/></text:span><text:span text:style-name="T125">檔號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預留位置文字" style:display-name="預留位置文字" style:family="text" style:parent-style-name="預設段落字型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1042in" draw:dots2="0" draw:dots2-length="0in" draw:distance="0.01042in"/>
    <draw:stroke-dash draw:name="a2" draw:display-name="SysDot" draw:style="rect" draw:dots1="1" draw:dots1-length="0.01042in" draw:dots2="0" draw:dots2-length="0in" draw:distance="0.01042in"/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張子尹</meta:initial-creator>
    <dc:creator>user</dc:creator>
    <meta:creation-date>2020-01-08T09:59:00Z</meta:creation-date>
    <dc:date>2020-01-08T09:59:00Z</dc:date>
    <meta:template xlink:href="Normal.dotm" xlink:type="simple"/>
    <meta:editing-cycles>2</meta:editing-cycles>
    <meta:editing-duration>PT0S</meta:editing-duration>
    <meta:document-statistic meta:page-count="2" meta:paragraph-count="1" meta:word-count="79" meta:character-count="532" meta:row-count="3" meta:non-whitespace-character-count="454"/>
  </office:meta>
</office:document-meta>
</file>